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 mathvariant="italic">Si</mi>
            <mrow>
              <mi>y</mi>
              <mo stretchy="false">=</mo>
              <mi>f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row>
              <mi mathvariant="italic">dy</mi>
              <mo stretchy="false">=</mo>
              <mi>d</mi>
            </mrow>
            <mrow>
              <mrow>
                <mo fence="true" stretchy="false">(</mo>
                <mrow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row>
                <mfrac>
                  <mrow>
                    <mi>d</mi>
                    <mrow>
                      <mo fence="true" stretchy="false">(</mo>
                      <mrow>
                        <mrow>
                          <mi>f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i mathvariant="italic">dx</mi>
                </mfrac>
                <mo stretchy="false">∗</mo>
                <mi mathvariant="italic">dx</mi>
              </mrow>
              <mo stretchy="false">=</mo>
              <mi>f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 mathvariant="italic">dx</mi>
            </mrow>
          </mrow>
        </mtd>
      </mtr>
      <mtr>
        <mtd>
          <mrow/>
        </mtd>
      </mtr>
      <mtr>
        <mtd>
          <mrow>
            <mo stretchy="false">⇒</mo>
            <mrow>
              <mi mathvariant="italic">dy</mi>
              <mo stretchy="false">=</mo>
              <mi>f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 mathvariant="italic">dx</mi>
            </mrow>
          </mrow>
        </mtd>
      </mtr>
    </mtable>
    <annotation encoding="StarMath 5.0">Si y = f( x )
newline
newline
drarrow dy = d( f(x) ) = {{d( f(x) )} over dx}*dx = f'( x )*dx
newline
newline
drarrow dy = f'( x )*dx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6T12:43:05.896437477</meta:creation-date>
    <dc:date>2018-08-26T12:44:34.895450278</dc:date>
    <meta:editing-duration>PT1M32S</meta:editing-duration>
    <meta:editing-cycles>1</meta:editing-cycles>
    <meta:generator>LibreOffice/6.0.6.2$Linux_X86_64 LibreOffice_project/00$Build-2</meta:generator>
  </office:meta>
</office:document-meta>
</file>